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Ke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Key.CorrelationKey( String canonicalFor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rrelation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relationKey.CorrelationKey( int csetId , String [ ] key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ionKe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relationKey.toCanonical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relationKe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relationKey.isMatch( CorrelationKey [ ] ke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relationKey.getC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Key.escapeTilde( StringBuffer buf ,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relationKey.toCanonical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